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paragraph-rsid="0002f699" style:font-size-asian="17.5pt" style:font-size-complex="20pt"/>
    </style:style>
    <style:style style:name="P2" style:family="paragraph" style:parent-style-name="Text_20_body">
      <style:paragraph-properties fo:text-align="start" style:justify-single-word="false"/>
      <style:text-properties fo:font-size="11pt" officeooo:paragraph-rsid="0002f699" style:font-size-asian="11pt" style:font-size-complex="11pt"/>
    </style:style>
    <style:style style:name="P3" style:family="paragraph" style:parent-style-name="Standard">
      <style:paragraph-properties fo:text-align="center" style:justify-single-word="false"/>
      <style:text-properties fo:font-size="20pt" officeooo:paragraph-rsid="0002f699" style:font-size-asian="17.5pt" style:font-size-complex="20pt"/>
    </style:style>
    <style:style style:name="P4" style:family="paragraph" style:parent-style-name="Text_20_body">
      <style:paragraph-properties fo:text-align="start" style:justify-single-word="false"/>
      <style:text-properties fo:font-size="11pt" officeooo:rsid="0002f699" officeooo:paragraph-rsid="0002f699" style:font-size-asian="9.60000038146973pt" style:font-size-complex="11pt"/>
    </style:style>
    <style:style style:name="P5" style:family="paragraph" style:parent-style-name="Text_20_body">
      <style:paragraph-properties fo:text-align="start" style:justify-single-word="false"/>
      <style:text-properties fo:font-size="10.5pt" officeooo:paragraph-rsid="0002f699" style:font-size-asian="10.5pt" style:font-size-complex="10.5pt"/>
    </style:style>
    <style:style style:name="P6" style:family="paragraph" style:parent-style-name="Text_20_body">
      <style:text-properties fo:font-size="10.5pt" style:font-size-asian="10.5pt" style:font-size-complex="10.5pt"/>
    </style:style>
    <style:style style:name="T1" style:family="text">
      <style:text-properties officeooo:rsid="0002f699"/>
    </style:style>
    <style:style style:name="T2" style:family="text">
      <style:text-properties officeooo:rsid="0003b1f0"/>
    </style:style>
    <style:style style:name="T3" style:family="text">
      <style:text-properties fo:font-size="10.5pt" style:font-size-asian="10.5pt" style:font-size-complex="10.5pt"/>
    </style:style>
    <style:style style:name="T4" style:family="text">
      <style:text-properties officeooo:rsid="0005b1f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ASSIGNMENT </text:span><text:span text:style-name="T4">1</text:span></text:p>
      <text:p text:style-name="P1"/>
      <text:p text:style-name="P5"><text:span text:style-name="T1">man &lt;command_name&gt; Example: man ls</text:span></text:p>
      <text:p text:style-name="P6">uname Example: uname -a</text:p>
      <text:p text:style-name="P6">pwd Example: pwd</text:p>
      <text:p text:style-name="P6">hostname Example: hostname</text:p>
      <text:p text:style-name="P6">date Example: date +%Y-%m-%d</text:p>
      <text:p text:style-name="P6">cal Example: cal 10 2024</text:p>
      <text:p text:style-name="P6">ls, dir Example: ls -l</text:p>
      <text:p text:style-name="P6">cat Example: cat myfile.txt</text:p>
      <text:p text:style-name="P6">cat &gt;&gt; Example: cat file1.txt &gt;&gt; file2.txt</text:p>
      <text:p text:style-name="P6">cp Example: cp file1.txt backup/</text:p>
      <text:p text:style-name="P6">mv Example: mv file1.txt newname.txt</text:p>
      <text:p text:style-name="P6">tac, rev Example: tac file1.txt</text:p>
      <text:p text:style-name="P6">wc Example: wc file1.txt</text:p>
      <text:p text:style-name="P6">mkdir Example: mkdir newdir</text:p>
      <text:p text:style-name="P6">cd Example: cd newdir</text:p>
      <text:p text:style-name="P6">rm Example: rm file1.txt</text:p>
      <text:p text:style-name="P6">rmdir Example: rmdir empty_dir</text:p>
      <text:p text:style-name="P6">touch Example: touch newfile1.txt newfile2.txt</text:p>
      <text:p text:style-name="P6">sort Example: sort file1.txt</text:p>
      <text:p text:style-name="P6">uniq Example: uniq file1.txt</text:p>
      <text:p text:style-name="P6">head Example: head -n 5 file1.txt</text:p>
      <text:p text:style-name="P6">tail Example: tail -n 3 file1.txt</text:p>
      <text:p text:style-name="P6">factor Example: factor 120</text:p>
      <text:p text:style-name="P6">alias Example: alias ll='ls -l'</text:p>
      <text:p text:style-name="P6">unalias Example: unalias ll</text:p>
      <text:p text:style-name="P6">echo Example: echo $HOME</text:p>
      <text:p text:style-name="P6">ps Example: ps aux</text:p>
      <text:p text:style-name="P6">kill Example: kill 1234</text:p>
      <text:p text:style-name="P6">env Example: env</text:p>
      <text:p text:style-name="P6">ifconfig Example: ifconfig</text:p>
      <text:p text:style-name="P6">tree Example: tree</text:p>
      <text:p text:style-name="Text_20_body">touch Example: touch newfile.txt</text:p>
      <text:p text:style-name="P4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1T21:59:18.610738221</meta:creation-date>
    <dc:date>2024-10-11T22:04:51.951919605</dc:date>
    <meta:editing-duration>PT4M23S</meta:editing-duration>
    <meta:editing-cycles>3</meta:editing-cycles>
    <meta:generator>LibreOffice/24.2.5.2$Linux_X86_64 LibreOffice_project/420$Build-2</meta:generator>
    <meta:document-statistic meta:table-count="0" meta:image-count="0" meta:object-count="0" meta:page-count="2" meta:paragraph-count="33" meta:word-count="140" meta:character-count="888" meta:non-whitespace-character-count="781"/>
  </office:meta>
</office:document-meta>
</file>